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office:automatic-styles>
  <office:body>
    <office:text>
      <text:h text:style-name="Title">Philosophy</text:h>
      <text:p text:style-name="Text_20_body">Importance is important. But meaning is meaningful. Here we are at the crux of the matter, for both meaning and importance are also human-formed. So it would seem that nothing is important or meaningful, if importance and meaning are of themselves only products of the fallible human intellect. But here is the great secret: <text:span text:style-name="T1">so</text:span><text:span text:style-name="T2"> </text:span><text:span text:style-name="T3">is</text:span><text:span text:style-name="T4"> </text:span><text:span text:style-name="T5">the</text:span><text:span text:style-name="T6"> </text:span><text:span text:style-name="T7">fallibility</text:span><text:span text:style-name="T8"> </text:span><text:span text:style-name="T9">of</text:span><text:span text:style-name="T10"> </text:span><text:span text:style-name="T11">the</text:span><text:span text:style-name="T12"> </text:span><text:span text:style-name="T13">human</text:span><text:span text:style-name="T14"> </text:span><text:span text:style-name="T15">intellect</text:span><text:span text:style-name="T16"> </text:span><text:span text:style-name="T17">a</text:span><text:span text:style-name="T18"> </text:span><text:span text:style-name="T19">mere</text:span><text:span text:style-name="T20"> </text:span><text:span text:style-name="T21">product</text:span><text:span text:style-name="T22"> </text:span><text:span text:style-name="T23">of</text:span><text:span text:style-name="T24"> </text:span><text:span text:style-name="T25">the</text:span><text:span text:style-name="T26"> </text:span><text:span text:style-name="T27">fallible</text:span><text:span text:style-name="T28"> </text:span><text:span text:style-name="T29">human</text:span><text:span text:style-name="T30"> </text:span><text:span text:style-name="T31">intellect.</text:span> The question here arises: Is anything real, and not a mere invention of a mistaken human mind? By real of course I mean "that which is <text:span text:style-name="T32">on</text:span><text:span text:style-name="T33"> </text:span><text:span text:style-name="T34">its</text:span><text:span text:style-name="T35"> </text:span><text:span text:style-name="T36">own</text:span><text:span text:style-name="T37"> </text:span><text:span text:style-name="T38">terms</text:span>," that is, without any modification on the part of mankind by observing it. But such a thing is impossible to be known, for if it be known it has certainly been observed by someone, and so it is not on its own terms but on the terms of the observer. So it cannot be known if anything exists on its own terms, for it exists on its own terms we certainly will not know anything about it.</text:p>
      <text:p text:style-name="Text_20_body">By this it is possible to see that nothing is knowable without the mediating factor of our mind fucking up the "raw," the "real" world. But by this time it would seem that this chapter is far far too philosophical, not to mention pretentious, so I must try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dc:title>
  </office:meta>
</office:document-meta>
</file>